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00f" officeooo:paragraph-rsid="0012700f"/>
    </style:style>
    <style:style style:name="P2" style:family="paragraph" style:parent-style-name="Standard">
      <style:text-properties officeooo:rsid="0014317c" officeooo:paragraph-rsid="00143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ésumé de l’agorithme des lecteurs/rédacteurs</text:p>
      <text:p text:style-name="P1"/>
      <text:p text:style-name="P1">Les élements :</text:p>
      <text:p text:style-name="P1">le fichier fic </text:p>
      <text:p text:style-name="P1">le compteur NBL</text:p>
      <text:p text:style-name="P1">les sémaphores :</text:p>
      <text:p text:style-name="P1">semFic (c=1)</text:p>
      <text:p text:style-name="P1">semNbl (c=1)</text:p>
      <text:p text:style-name="P1">semEqui (c=1)</text:p>
      <text:p text:style-name="P1"/>
      <text:p text:style-name="P1">Lecteurs<text:tab/><text:tab/><text:tab/><text:tab/><text:tab/><text:tab/>rédacteurs</text:p>
      <text:p text:style-name="P1">======<text:tab/><text:tab/><text:tab/><text:tab/><text:tab/><text:tab/>=======</text:p>
      <text:p text:style-name="P1"/>
      <text:p text:style-name="P1">….<text:tab/><text:tab/><text:tab/><text:tab/><text:tab/><text:tab/><text:tab/>….</text:p>
      <text:p text:style-name="P1"/>
      <text:p text:style-name="P1">P(semEqui)<text:tab/><text:tab/><text:tab/><text:tab/><text:tab/><text:tab/>P(semEqui)</text:p>
      <text:p text:style-name="P1">P(semNbl)<text:tab/><text:tab/><text:tab/><text:tab/><text:tab/><text:tab/>P(semFic)</text:p>
      <text:p text:style-name="P1">NBL = NBL +1<text:tab/><text:tab/><text:tab/><text:tab/><text:tab/>V(semEqui)</text:p>
      <text:p text:style-name="P1">Si NBL = 1</text:p>
      <text:p text:style-name="P1">alors P(semFic)</text:p>
      <text:p text:style-name="P2">FinSi</text:p>
      <text:p text:style-name="P1">V(semNbl)</text:p>
      <text:p text:style-name="P1">V(semEqui)</text:p>
      <text:p text:style-name="P1">Ouverture de Fic en lecture seule<text:tab/><text:tab/><text:tab/>Ouverture de Fic en lecture/écriture</text:p>
      <text:p text:style-name="P1"/>
      <text:p text:style-name="P1">Utilisation en lecture<text:tab/><text:tab/><text:tab/><text:tab/><text:tab/>Utilisation en lecture/écriture</text:p>
      <text:p text:style-name="P1"/>
      <text:p text:style-name="P1">Fermeture de Fic<text:tab/><text:tab/><text:tab/><text:tab/><text:tab/>Fermeture de Fic</text:p>
      <text:p text:style-name="P1">P(semNbl)<text:tab/><text:tab/><text:tab/><text:tab/><text:tab/><text:tab/>V(semFic)</text:p>
      <text:p text:style-name="P1">NBL = NBL -1<text:tab/><text:tab/><text:tab/><text:tab/><text:tab/></text:p>
      <text:p text:style-name="P1">Si NBL = 0</text:p>
      <text:p text:style-name="P1">alors V(semFic)</text:p>
      <text:p text:style-name="P2">FinSi</text:p>
      <text:p text:style-name="P1">V(semNbl)</text:p>
      <text:p text:style-name="P1"/>
      <text:p text:style-name="P1">C’est tout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8T12:19:58.857427784</meta:creation-date>
    <dc:date>2024-01-18T12:32:13.997649840</dc:date>
    <meta:editing-duration>PT2M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9" meta:word-count="87" meta:character-count="581" meta:non-whitespace-character-count="472"/>
  </office:meta>
</office:document-meta>
</file>